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co2" style:family="table-column">
      <style:table-column-properties fo:break-before="auto" style:column-width="0.739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878in"/>
    </style:style>
    <style:style style:name="co5" style:family="table-column">
      <style:table-column-properties fo:break-before="auto" style:column-width="0.8563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0.2063in"/>
    </style:style>
    <style:style style:name="co8" style:family="table-column">
      <style:table-column-properties fo:break-before="auto" style:column-width="0.6752in"/>
    </style:style>
    <style:style style:name="co9" style:family="table-column">
      <style:table-column-properties fo:break-before="auto" style:column-width="0.8882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bs(weight)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1">
          <table:table-cell/>
          <table:table-cell table:formula="of:=ABS([.C3])" office:value-type="float" office:value="16.2594">
            <text:p>16.2594</text:p>
          </table:table-cell>
          <table:table-cell office:value-type="float" office:value="16.2594">
            <text:p>16.2594</text:p>
          </table:table-cell>
          <table:table-cell office:value-type="string">
            <text:p><text:s/>a(UP <text:s text:c="2"/>, <text:s/>0)</text:p>
          </table:table-cell>
          <table:table-cell office:value-type="string">
            <text:p>s( <text:s text:c="3"/>0, <text:s/>0)</text:p>
          </table:table-cell>
          <table:table-cell table:number-columns-repeated="1019"/>
        </table:table-row>
        <table:table-row table:style-name="ro1">
          <table:table-cell/>
          <table:table-cell table:formula="of:=ABS([.C4])" office:value-type="float" office:value="15.7008">
            <text:p>15.7008</text:p>
          </table:table-cell>
          <table:table-cell office:value-type="float" office:value="15.7008">
            <text:p>15.7008</text:p>
          </table:table-cell>
          <table:table-cell office:value-type="string">
            <text:p><text:s/>a(UP <text:s text:c="2"/>, <text:s/>0)</text:p>
          </table:table-cell>
          <table:table-cell office:value-type="string">
            <text:p>s( <text:s text:c="3"/>1, <text:s/>0)</text:p>
          </table:table-cell>
          <table:table-cell table:number-columns-repeated="1019"/>
        </table:table-row>
        <table:table-row table:style-name="ro1">
          <table:table-cell/>
          <table:table-cell table:formula="of:=ABS([.C5])" office:value-type="float" office:value="16.1736">
            <text:p>16.1736</text:p>
          </table:table-cell>
          <table:table-cell office:value-type="float" office:value="16.1736">
            <text:p>16.1736</text:p>
          </table:table-cell>
          <table:table-cell office:value-type="string">
            <text:p><text:s/>a(LEFT , <text:s/>0)</text:p>
          </table:table-cell>
          <table:table-cell office:value-type="string">
            <text:p>s( <text:s text:c="3"/>0, <text:s/>0)</text:p>
          </table:table-cell>
          <table:table-cell table:number-columns-repeated="1019"/>
        </table:table-row>
        <table:table-row table:style-name="ro1">
          <table:table-cell/>
          <table:table-cell table:formula="of:=ABS([.C6])" office:value-type="float" office:value="15.4374">
            <text:p>15.4374</text:p>
          </table:table-cell>
          <table:table-cell office:value-type="float" office:value="15.4374">
            <text:p>15.4374</text:p>
          </table:table-cell>
          <table:table-cell office:value-type="string">
            <text:p><text:s/>a(LEFT , <text:s/>0)</text:p>
          </table:table-cell>
          <table:table-cell office:value-type="string">
            <text:p>s( <text:s text:c="3"/>2, <text:s/>0)</text:p>
          </table:table-cell>
          <table:table-cell table:number-columns-repeated="1019"/>
        </table:table-row>
        <table:table-row table:style-name="ro1">
          <table:table-cell/>
          <table:table-cell table:formula="of:=ABS([.C7])" office:value-type="float" office:value="16.0995">
            <text:p>16.0995</text:p>
          </table:table-cell>
          <table:table-cell office:value-type="float" office:value="16.0995">
            <text:p>16.0995</text:p>
          </table:table-cell>
          <table:table-cell office:value-type="string">
            <text:p><text:s/>a(DOWN , <text:s/>0)</text:p>
          </table:table-cell>
          <table:table-cell office:value-type="string">
            <text:p>s( <text:s text:c="3"/>2, <text:s/>0)</text:p>
          </table:table-cell>
          <table:table-cell table:number-columns-repeated="1019"/>
        </table:table-row>
        <table:table-row table:style-name="ro1">
          <table:table-cell/>
          <table:table-cell table:formula="of:=ABS([.C8])" office:value-type="float" office:value="15.6096">
            <text:p>15.6096</text:p>
          </table:table-cell>
          <table:table-cell office:value-type="float" office:value="15.6096">
            <text:p>15.6096</text:p>
          </table:table-cell>
          <table:table-cell office:value-type="string">
            <text:p><text:s/>a(DOWN , <text:s/>0)</text:p>
          </table:table-cell>
          <table:table-cell office:value-type="string">
            <text:p>s( <text:s text:c="3"/>3, <text:s/>0)</text:p>
          </table:table-cell>
          <table:table-cell table:number-columns-repeated="1019"/>
        </table:table-row>
        <table:table-row table:style-name="ro1">
          <table:table-cell/>
          <table:table-cell table:formula="of:=ABS([.C9])" office:value-type="float" office:value="15.7801">
            <text:p>15.7801</text:p>
          </table:table-cell>
          <table:table-cell office:value-type="float" office:value="15.7801">
            <text:p>15.7801</text:p>
          </table:table-cell>
          <table:table-cell office:value-type="string">
            <text:p><text:s/>a(RIGHT, <text:s/>0)</text:p>
          </table:table-cell>
          <table:table-cell office:value-type="string">
            <text:p>s( <text:s text:c="3"/>1, <text:s/>0)</text:p>
          </table:table-cell>
          <table:table-cell table:number-columns-repeated="1019"/>
        </table:table-row>
        <table:table-row table:style-name="ro1">
          <table:table-cell/>
          <table:table-cell table:formula="of:=ABS([.C10])" office:value-type="float" office:value="14.8785">
            <text:p>14.8785</text:p>
          </table:table-cell>
          <table:table-cell office:value-type="float" office:value="14.8785">
            <text:p>14.8785</text:p>
          </table:table-cell>
          <table:table-cell office:value-type="string">
            <text:p><text:s/>a(RIGHT, <text:s/>0)</text:p>
          </table:table-cell>
          <table:table-cell office:value-type="string">
            <text:p>s( <text:s text:c="3"/>3, <text:s/>0)</text:p>
          </table:table-cell>
          <table:table-cell table:number-columns-repeated="1019"/>
        </table:table-row>
        <table:table-row table:style-name="ro1">
          <table:table-cell/>
          <table:table-cell table:formula="of:=ABS([.C11])" office:value-type="float" office:value="15.7589">
            <text:p>15.7589</text:p>
          </table:table-cell>
          <table:table-cell office:value-type="float" office:value="15.7589">
            <text:p>15.7589</text:p>
          </table:table-cell>
          <table:table-cell office:value-type="string">
            <text:p><text:s/>s( <text:s text:c="3"/>0, <text:s/>0)</text:p>
          </table:table-cell>
          <table:table-cell office:value-type="string">
            <text:p>s( <text:s text:c="3"/>0, -1)</text:p>
          </table:table-cell>
          <table:table-cell table:number-columns-repeated="1019"/>
        </table:table-row>
        <table:table-row table:style-name="ro1">
          <table:table-cell/>
          <table:table-cell table:formula="of:=ABS([.C12])" office:value-type="float" office:value="9.39732">
            <text:p>9.39732</text:p>
          </table:table-cell>
          <table:table-cell office:value-type="float" office:value="9.39732">
            <text:p>9.39732</text:p>
          </table:table-cell>
          <table:table-cell office:value-type="string">
            <text:p><text:s/>s( <text:s text:c="3"/>0, <text:s/>0)</text:p>
          </table:table-cell>
          <table:table-cell office:value-type="string">
            <text:p>s( <text:s text:c="3"/>2, -1)</text:p>
          </table:table-cell>
          <table:table-cell table:number-columns-repeated="1019"/>
        </table:table-row>
        <table:table-row table:style-name="ro1">
          <table:table-cell/>
          <table:table-cell table:formula="of:=ABS([.C13])" office:value-type="float" office:value="9.1651">
            <text:p>9.1651</text:p>
          </table:table-cell>
          <table:table-cell office:value-type="float" office:value="9.1651">
            <text:p>9.1651</text:p>
          </table:table-cell>
          <table:table-cell office:value-type="string">
            <text:p><text:s/>s( <text:s text:c="3"/>0, <text:s/>0)</text:p>
          </table:table-cell>
          <table:table-cell office:value-type="string">
            <text:p>s( <text:s text:c="3"/>1, -1)</text:p>
          </table:table-cell>
          <table:table-cell table:number-columns-repeated="1019"/>
        </table:table-row>
        <table:table-row table:style-name="ro1">
          <table:table-cell/>
          <table:table-cell table:formula="of:=ABS([.C14])" office:value-type="float" office:value="3.79734">
            <text:p>3.79734</text:p>
          </table:table-cell>
          <table:table-cell office:value-type="float" office:value="-3.79734">
            <text:p>-3.79734</text:p>
          </table:table-cell>
          <table:table-cell office:value-type="string">
            <text:p><text:s/>s( <text:s text:c="3"/>0, <text:s/>0)</text:p>
          </table:table-cell>
          <table:table-cell office:value-type="string">
            <text:p>a(DOWN , -1)</text:p>
          </table:table-cell>
          <table:table-cell table:number-columns-repeated="1019"/>
        </table:table-row>
        <table:table-row table:style-name="ro1">
          <table:table-cell/>
          <table:table-cell table:formula="of:=ABS([.C15])" office:value-type="float" office:value="3.67908">
            <text:p>3.67908</text:p>
          </table:table-cell>
          <table:table-cell office:value-type="float" office:value="-3.67908">
            <text:p>-3.67908</text:p>
          </table:table-cell>
          <table:table-cell office:value-type="string">
            <text:p><text:s/>s( <text:s text:c="3"/>0, <text:s/>0)</text:p>
          </table:table-cell>
          <table:table-cell office:value-type="string">
            <text:p>s( <text:s text:c="3"/>3, -2)</text:p>
          </table:table-cell>
          <table:table-cell table:number-columns-repeated="1019"/>
        </table:table-row>
        <table:table-row table:style-name="ro1">
          <table:table-cell/>
          <table:table-cell table:formula="of:=ABS([.C16])" office:value-type="float" office:value="15.018">
            <text:p>15.018</text:p>
          </table:table-cell>
          <table:table-cell office:value-type="float" office:value="15.018">
            <text:p>15.018</text:p>
          </table:table-cell>
          <table:table-cell office:value-type="string">
            <text:p><text:s/>s( <text:s text:c="3"/>1, <text:s/>0)</text:p>
          </table:table-cell>
          <table:table-cell office:value-type="string">
            <text:p>s( <text:s text:c="3"/>1, -1)</text:p>
          </table:table-cell>
          <table:table-cell table:number-columns-repeated="1019"/>
        </table:table-row>
        <table:table-row table:style-name="ro1">
          <table:table-cell/>
          <table:table-cell table:formula="of:=ABS([.C17])" office:value-type="float" office:value="8.36292">
            <text:p>8.36292</text:p>
          </table:table-cell>
          <table:table-cell office:value-type="float" office:value="8.36292">
            <text:p>8.36292</text:p>
          </table:table-cell>
          <table:table-cell office:value-type="string">
            <text:p><text:s/>s( <text:s text:c="3"/>1, <text:s/>0)</text:p>
          </table:table-cell>
          <table:table-cell office:value-type="string">
            <text:p>s( <text:s text:c="3"/>0, -1)</text:p>
          </table:table-cell>
          <table:table-cell table:number-columns-repeated="1019"/>
        </table:table-row>
        <table:table-row table:style-name="ro1">
          <table:table-cell/>
          <table:table-cell table:formula="of:=ABS([.C18])" office:value-type="float" office:value="7.55482">
            <text:p>7.55482</text:p>
          </table:table-cell>
          <table:table-cell office:value-type="float" office:value="7.55482">
            <text:p>7.55482</text:p>
          </table:table-cell>
          <table:table-cell office:value-type="string">
            <text:p><text:s/>s( <text:s text:c="3"/>1, <text:s/>0)</text:p>
          </table:table-cell>
          <table:table-cell office:value-type="string">
            <text:p>s( <text:s text:c="3"/>3, -1)</text:p>
          </table:table-cell>
          <table:table-cell table:number-columns-repeated="1019"/>
        </table:table-row>
        <table:table-row table:style-name="ro1">
          <table:table-cell/>
          <table:table-cell table:formula="of:=ABS([.C19])" office:value-type="float" office:value="3.34194">
            <text:p>3.34194</text:p>
          </table:table-cell>
          <table:table-cell office:value-type="float" office:value="-3.34194">
            <text:p>-3.34194</text:p>
          </table:table-cell>
          <table:table-cell office:value-type="string">
            <text:p><text:s/>s( <text:s text:c="3"/>1, <text:s/>0)</text:p>
          </table:table-cell>
          <table:table-cell office:value-type="string">
            <text:p>s( <text:s text:c="3"/>2, -2)</text:p>
          </table:table-cell>
          <table:table-cell table:number-columns-repeated="1019"/>
        </table:table-row>
        <table:table-row table:style-name="ro1">
          <table:table-cell/>
          <table:table-cell table:formula="of:=ABS([.C20])" office:value-type="float" office:value="2.36194">
            <text:p>2.36194</text:p>
          </table:table-cell>
          <table:table-cell office:value-type="float" office:value="2.36194">
            <text:p>2.36194</text:p>
          </table:table-cell>
          <table:table-cell office:value-type="string">
            <text:p><text:s/>s( <text:s text:c="3"/>1, <text:s/>0)</text:p>
          </table:table-cell>
          <table:table-cell office:value-type="string">
            <text:p>a(RIGHT, -1)</text:p>
          </table:table-cell>
          <table:table-cell table:number-columns-repeated="1019"/>
        </table:table-row>
        <table:table-row table:style-name="ro1">
          <table:table-cell/>
          <table:table-cell table:formula="of:=ABS([.C21])" office:value-type="float" office:value="1.02646">
            <text:p>1.02646</text:p>
          </table:table-cell>
          <table:table-cell office:value-type="float" office:value="1.02646">
            <text:p>1.02646</text:p>
          </table:table-cell>
          <table:table-cell office:value-type="string">
            <text:p><text:s/>s( <text:s text:c="3"/>1, <text:s/>0)</text:p>
          </table:table-cell>
          <table:table-cell office:value-type="string">
            <text:p>s( <text:s text:c="3"/>1, -2)</text:p>
          </table:table-cell>
          <table:table-cell table:number-columns-repeated="1019"/>
        </table:table-row>
        <table:table-row table:style-name="ro1">
          <table:table-cell/>
          <table:table-cell table:formula="of:=ABS([.C22])" office:value-type="float" office:value="15.9606">
            <text:p>15.9606</text:p>
          </table:table-cell>
          <table:table-cell office:value-type="float" office:value="15.9606">
            <text:p>15.9606</text:p>
          </table:table-cell>
          <table:table-cell office:value-type="string">
            <text:p><text:s/>s( <text:s text:c="3"/>2, <text:s/>0)</text:p>
          </table:table-cell>
          <table:table-cell office:value-type="string">
            <text:p>s( <text:s text:c="3"/>2, -1)</text:p>
          </table:table-cell>
          <table:table-cell table:number-columns-repeated="1019"/>
        </table:table-row>
        <table:table-row table:style-name="ro1">
          <table:table-cell/>
          <table:table-cell table:formula="of:=ABS([.C23])" office:value-type="float" office:value="8.87753">
            <text:p>8.87753</text:p>
          </table:table-cell>
          <table:table-cell office:value-type="float" office:value="8.87753">
            <text:p>8.87753</text:p>
          </table:table-cell>
          <table:table-cell office:value-type="string">
            <text:p><text:s/>s( <text:s text:c="3"/>2, <text:s/>0)</text:p>
          </table:table-cell>
          <table:table-cell office:value-type="string">
            <text:p>s( <text:s text:c="3"/>3, -1)</text:p>
          </table:table-cell>
          <table:table-cell table:number-columns-repeated="1019"/>
        </table:table-row>
        <table:table-row table:style-name="ro1">
          <table:table-cell/>
          <table:table-cell table:formula="of:=ABS([.C24])" office:value-type="float" office:value="8.41372">
            <text:p>8.41372</text:p>
          </table:table-cell>
          <table:table-cell office:value-type="float" office:value="8.41372">
            <text:p>8.41372</text:p>
          </table:table-cell>
          <table:table-cell office:value-type="string">
            <text:p><text:s/>s( <text:s text:c="3"/>2, <text:s/>0)</text:p>
          </table:table-cell>
          <table:table-cell office:value-type="string">
            <text:p>s( <text:s text:c="3"/>0, -1)</text:p>
          </table:table-cell>
          <table:table-cell table:number-columns-repeated="1019"/>
        </table:table-row>
        <table:table-row table:style-name="ro1">
          <table:table-cell/>
          <table:table-cell table:formula="of:=ABS([.C25])" office:value-type="float" office:value="3.16975">
            <text:p>3.16975</text:p>
          </table:table-cell>
          <table:table-cell office:value-type="float" office:value="-3.16975">
            <text:p>-3.16975</text:p>
          </table:table-cell>
          <table:table-cell office:value-type="string">
            <text:p><text:s/>s( <text:s text:c="3"/>2, <text:s/>0)</text:p>
          </table:table-cell>
          <table:table-cell office:value-type="string">
            <text:p>s( <text:s text:c="3"/>1, -2)</text:p>
          </table:table-cell>
          <table:table-cell table:number-columns-repeated="1019"/>
        </table:table-row>
        <table:table-row table:style-name="ro1">
          <table:table-cell/>
          <table:table-cell table:formula="of:=ABS([.C26])" office:value-type="float" office:value="14.869">
            <text:p>14.869</text:p>
          </table:table-cell>
          <table:table-cell office:value-type="float" office:value="14.869">
            <text:p>14.869</text:p>
          </table:table-cell>
          <table:table-cell office:value-type="string">
            <text:p><text:s/>s( <text:s text:c="3"/>3, <text:s/>0)</text:p>
          </table:table-cell>
          <table:table-cell office:value-type="string">
            <text:p>s( <text:s text:c="3"/>3, -1)</text:p>
          </table:table-cell>
          <table:table-cell table:number-columns-repeated="1019"/>
        </table:table-row>
        <table:table-row table:style-name="ro1">
          <table:table-cell/>
          <table:table-cell table:formula="of:=ABS([.C27])" office:value-type="float" office:value="14.0092">
            <text:p>14.0092</text:p>
          </table:table-cell>
          <table:table-cell office:value-type="float" office:value="14.0092">
            <text:p>14.0092</text:p>
          </table:table-cell>
          <table:table-cell office:value-type="string">
            <text:p><text:s/>s( <text:s text:c="3"/>3, <text:s/>0)</text:p>
          </table:table-cell>
          <table:table-cell office:value-type="string">
            <text:p>r( <text:s text:c="3"/>1, <text:s/>0)</text:p>
          </table:table-cell>
          <table:table-cell table:number-columns-repeated="1019"/>
        </table:table-row>
        <table:table-row table:style-name="ro1">
          <table:table-cell/>
          <table:table-cell table:formula="of:=ABS([.C28])" office:value-type="float" office:value="7.53474">
            <text:p>7.53474</text:p>
          </table:table-cell>
          <table:table-cell office:value-type="float" office:value="7.53474">
            <text:p>7.53474</text:p>
          </table:table-cell>
          <table:table-cell office:value-type="string">
            <text:p><text:s/>s( <text:s text:c="3"/>3, <text:s/>0)</text:p>
          </table:table-cell>
          <table:table-cell office:value-type="string">
            <text:p>s( <text:s text:c="3"/>1, -1)</text:p>
          </table:table-cell>
          <table:table-cell table:number-columns-repeated="1019"/>
        </table:table-row>
        <table:table-row table:style-name="ro1">
          <table:table-cell/>
          <table:table-cell table:formula="of:=ABS([.C29])" office:value-type="float" office:value="7.2985">
            <text:p>7.2985</text:p>
          </table:table-cell>
          <table:table-cell office:value-type="float" office:value="7.2985">
            <text:p>7.2985</text:p>
          </table:table-cell>
          <table:table-cell office:value-type="string">
            <text:p><text:s/>s( <text:s text:c="3"/>3, <text:s/>0)</text:p>
          </table:table-cell>
          <table:table-cell office:value-type="string">
            <text:p>s( <text:s text:c="3"/>2, -1)</text:p>
          </table:table-cell>
          <table:table-cell table:number-columns-repeated="1019"/>
        </table:table-row>
        <table:table-row table:style-name="ro1">
          <table:table-cell/>
          <table:table-cell table:formula="of:=ABS([.C30])" office:value-type="float" office:value="6.19868">
            <text:p>6.19868</text:p>
          </table:table-cell>
          <table:table-cell office:value-type="float" office:value="-6.19868">
            <text:p>-6.19868</text:p>
          </table:table-cell>
          <table:table-cell office:value-type="string">
            <text:p><text:s/>s( <text:s text:c="3"/>3, <text:s/>0)</text:p>
          </table:table-cell>
          <table:table-cell office:value-type="string">
            <text:p>s( <text:s text:c="3"/>0, -2)</text:p>
          </table:table-cell>
          <table:table-cell table:number-columns-repeated="1019"/>
        </table:table-row>
        <table:table-row table:style-name="ro1">
          <table:table-cell/>
          <table:table-cell table:formula="of:=ABS([.C31])" office:value-type="float" office:value="0.974464">
            <text:p>0.974464</text:p>
          </table:table-cell>
          <table:table-cell office:value-type="float" office:value="0.974464">
            <text:p>0.974464</text:p>
          </table:table-cell>
          <table:table-cell office:value-type="string">
            <text:p><text:s/>s( <text:s text:c="3"/>3, <text:s/>0)</text:p>
          </table:table-cell>
          <table:table-cell office:value-type="string">
            <text:p>s( <text:s text:c="3"/>3, -2)</text:p>
          </table:table-cell>
          <table:table-cell table:number-columns-repeated="1019"/>
        </table:table-row>
        <table:table-row table:style-name="ro1">
          <table:table-cell/>
          <table:table-cell table:formula="of:=ABS([.C32])" office:value-type="float" office:value="5.81568">
            <text:p>5.81568</text:p>
          </table:table-cell>
          <table:table-cell office:value-type="float" office:value="5.81568">
            <text:p>5.81568</text:p>
          </table:table-cell>
          <table:table-cell office:value-type="string">
            <text:p><text:s/>a(STAY , <text:s/>0)</text:p>
          </table:table-cell>
          <table:table-cell office:value-type="string">
            <text:p>r( <text:s text:c="3"/>0, <text:s/>0)</text:p>
          </table:table-cell>
          <table:table-cell table:number-columns-repeated="1019"/>
        </table:table-row>
        <table:table-row table:style-name="ro1">
          <table:table-cell/>
          <table:table-cell table:formula="of:=ABS([.C33])" office:value-type="float" office:value="11.3837">
            <text:p>11.3837</text:p>
          </table:table-cell>
          <table:table-cell office:value-type="float" office:value="11.3837">
            <text:p>11.3837</text:p>
          </table:table-cell>
          <table:table-cell office:value-type="string">
            <text:p><text:s/>r( <text:s text:c="3"/>0, <text:s/>0)</text:p>
          </table:table-cell>
          <table:table-cell table:number-columns-repeated="1020"/>
        </table:table-row>
        <table:table-row table:style-name="ro1">
          <table:table-cell/>
          <table:table-cell table:formula="of:=ABS([.C34])" office:value-type="float" office:value="8.12842">
            <text:p>8.12842</text:p>
          </table:table-cell>
          <table:table-cell office:value-type="float" office:value="-8.12842">
            <text:p>-8.12842</text:p>
          </table:table-cell>
          <table:table-cell office:value-type="string">
            <text:p><text:s/>r( <text:s text:c="3"/>0, <text:s/>0)</text:p>
          </table:table-cell>
          <table:table-cell office:value-type="string">
            <text:p>s( <text:s text:c="3"/>0, -2)</text:p>
          </table:table-cell>
          <table:table-cell table:number-columns-repeated="1019"/>
        </table:table-row>
        <table:table-row table:style-name="ro1">
          <table:table-cell/>
          <table:table-cell table:formula="of:=ABS([.C35])" office:value-type="float" office:value="7.45044">
            <text:p>7.45044</text:p>
          </table:table-cell>
          <table:table-cell office:value-type="float" office:value="7.45044">
            <text:p>7.45044</text:p>
          </table:table-cell>
          <table:table-cell office:value-type="string">
            <text:p><text:s/>r( <text:s text:c="3"/>0, <text:s/>0)</text:p>
          </table:table-cell>
          <table:table-cell office:value-type="string">
            <text:p>s( <text:s text:c="3"/>0, -1)</text:p>
          </table:table-cell>
          <table:table-cell table:number-columns-repeated="1019"/>
        </table:table-row>
        <table:table-row table:style-name="ro1">
          <table:table-cell/>
          <table:table-cell table:formula="of:=ABS([.C36])" office:value-type="float" office:value="6.04019">
            <text:p>6.04019</text:p>
          </table:table-cell>
          <table:table-cell office:value-type="float" office:value="6.04019">
            <text:p>6.04019</text:p>
          </table:table-cell>
          <table:table-cell office:value-type="string">
            <text:p><text:s/>r( <text:s text:c="3"/>0, <text:s/>0)</text:p>
          </table:table-cell>
          <table:table-cell office:value-type="string">
            <text:p>s( <text:s text:c="3"/>3, -1)</text:p>
          </table:table-cell>
          <table:table-cell table:number-columns-repeated="1019"/>
        </table:table-row>
        <table:table-row table:style-name="ro1">
          <table:table-cell/>
          <table:table-cell table:formula="of:=ABS([.C37])" office:value-type="float" office:value="11.3837">
            <text:p>11.3837</text:p>
          </table:table-cell>
          <table:table-cell office:value-type="float" office:value="-11.3837">
            <text:p>-11.3837</text:p>
          </table:table-cell>
          <table:table-cell office:value-type="string">
            <text:p><text:s/>r( <text:s text:c="3"/>1, <text:s/>0)</text:p>
          </table:table-cell>
          <table:table-cell table:number-columns-repeated="1020"/>
        </table:table-row>
        <table:table-row table:style-name="ro1">
          <table:table-cell/>
          <table:table-cell table:formula="of:=ABS([.C38])" office:value-type="float" office:value="8.12842">
            <text:p>8.12842</text:p>
          </table:table-cell>
          <table:table-cell office:value-type="float" office:value="8.12842">
            <text:p>8.12842</text:p>
          </table:table-cell>
          <table:table-cell office:value-type="string">
            <text:p><text:s/>r( <text:s text:c="3"/>1, <text:s/>0)</text:p>
          </table:table-cell>
          <table:table-cell office:value-type="string">
            <text:p>s( <text:s text:c="3"/>0, -2)</text:p>
          </table:table-cell>
          <table:table-cell table:number-columns-repeated="1019"/>
        </table:table-row>
      </table:table>
      <table:table table:name="Sheet1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number-columns-repeated="99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0">
            <text:p>0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0">
            <text:p>0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0">
            <text:p>0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STAY , -1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1)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0">
            <text:p>0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STAY , -1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1)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0">
            <text:p>0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STAY , -1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1">
            <text:p>1</text:p>
          </table:table-cell>
          <table:table-cell office:value-type="string">
            <text:p><text:s/>a(RIGHT, -1)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0">
            <text:p>0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STAY , -1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1">
            <text:p>1</text:p>
          </table:table-cell>
          <table:table-cell office:value-type="string">
            <text:p><text:s/>a(RIGHT, -1)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0">
            <text:p>0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STAY , -1)</text:p>
          </table:table-cell>
          <table:table-cell office:value-type="float" office:value="1">
            <text:p>1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0">
            <text:p>0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STAY , -1)</text:p>
          </table:table-cell>
          <table:table-cell office:value-type="float" office:value="1">
            <text:p>1</text:p>
          </table:table-cell>
          <table:table-cell office:value-type="string">
            <text:p><text:s/>a(UP <text:s text:c="2"/>, -2)</text:p>
          </table:table-cell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0">
            <text:p>0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1">
            <text:p>1</text:p>
          </table:table-cell>
          <table:table-cell office:value-type="string">
            <text:p><text:s/>a(STAY , -1)</text:p>
          </table:table-cell>
          <table:table-cell office:value-type="float" office:value="0">
            <text:p>0</text:p>
          </table:table-cell>
          <table:table-cell office:value-type="string">
            <text:p><text:s/>a(RIGHT, -1)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0">
            <text:p>0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1">
            <text:p>1</text:p>
          </table:table-cell>
          <table:table-cell office:value-type="string">
            <text:p><text:s/>a(STAY , -1)</text:p>
          </table:table-cell>
          <table:table-cell office:value-type="float" office:value="0">
            <text:p>0</text:p>
          </table:table-cell>
          <table:table-cell office:value-type="string">
            <text:p><text:s/>a(RIGHT, -1)</text:p>
          </table:table-cell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0">
            <text:p>0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1">
            <text:p>1</text:p>
          </table:table-cell>
          <table:table-cell office:value-type="string">
            <text:p><text:s/>a(STAY , -1)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0">
            <text:p>0</text:p>
          </table:table-cell>
          <table:table-cell office:value-type="string">
            <text:p><text:s/>a(LEFT , -2)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1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a(STAY , -1)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1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a(STAY , -1)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1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1">
            <text:p>1</text:p>
          </table:table-cell>
          <table:table-cell office:value-type="string">
            <text:p><text:s/>a(STAY , -1)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1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1">
            <text:p>1</text:p>
          </table:table-cell>
          <table:table-cell office:value-type="string">
            <text:p><text:s/>a(STAY , -1)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1">
            <text:p>1</text:p>
          </table:table-cell>
          <table:table-cell office:value-type="string">
            <text:p><text:s/>a(LEFT , -1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1)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1">
            <text:p>1</text:p>
          </table:table-cell>
          <table:table-cell office:value-type="string">
            <text:p><text:s/>a(LEFT , -1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1)</text:p>
          </table:table-cell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1">
            <text:p>1</text:p>
          </table:table-cell>
          <table:table-cell office:value-type="string">
            <text:p><text:s/>a(LEFT , -1)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1">
            <text:p>1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1">
            <text:p>1</text:p>
          </table:table-cell>
          <table:table-cell office:value-type="string">
            <text:p><text:s/>s( <text:s text:c="3"/>2, -2)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LEFT 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a(STAY , -1)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LEFT 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office:value-type="string">
            <text:p><text:s/>a(STAY , -1)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LEFT 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1">
            <text:p>1</text:p>
          </table:table-cell>
          <table:table-cell office:value-type="string">
            <text:p><text:s/>a(DOWN , -1)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LEFT , -1)</text:p>
          </table:table-cell>
          <table:table-cell office:value-type="float" office:value="0">
            <text:p>0</text:p>
          </table:table-cell>
          <table:table-cell office:value-type="string">
            <text:p><text:s/>a(DOWN , -2)</text:p>
          </table:table-cell>
          <table:table-cell office:value-type="float" office:value="1">
            <text:p>1</text:p>
          </table:table-cell>
          <table:table-cell office:value-type="string">
            <text:p><text:s/>a(DOWN , -1)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LEFT 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LEFT 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1">
            <text:p>1</text:p>
          </table:table-cell>
          <table:table-cell office:value-type="string">
            <text:p><text:s/>a(LEFT , -1)</text:p>
          </table:table-cell>
          <table:table-cell office:value-type="float" office:value="0">
            <text:p>0</text:p>
          </table:table-cell>
          <table:table-cell office:value-type="string">
            <text:p><text:s/>a(DOWN , -1)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1">
            <text:p>1</text:p>
          </table:table-cell>
          <table:table-cell office:value-type="string">
            <text:p><text:s/>a(LEFT , -1)</text:p>
          </table:table-cell>
          <table:table-cell office:value-type="float" office:value="0">
            <text:p>0</text:p>
          </table:table-cell>
          <table:table-cell office:value-type="string">
            <text:p><text:s/>a(DOWN , -1)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1">
            <text:p>1</text:p>
          </table:table-cell>
          <table:table-cell office:value-type="string">
            <text:p><text:s/>a(LEFT , -1)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0, -2)</text:p>
          </table:table-cell>
          <table:table-cell office:value-type="float" office:value="1">
            <text:p>1</text:p>
          </table:table-cell>
          <table:table-cell office:value-type="string">
            <text:p><text:s/>a(STAY , -2)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1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RIGHT, -1)</text:p>
          </table:table-cell>
          <table:table-cell office:value-type="float" office:value="0">
            <text:p>0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DOWN 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RIGHT, -1)</text:p>
          </table:table-cell>
          <table:table-cell office:value-type="float" office:value="0">
            <text:p>0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DOWN , -1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2)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RIGHT, -1)</text:p>
          </table:table-cell>
          <table:table-cell office:value-type="float" office:value="0">
            <text:p>0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office:value-type="string">
            <text:p><text:s/>a(DOWN , -1)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RIGHT, -1)</text:p>
          </table:table-cell>
          <table:table-cell office:value-type="float" office:value="0">
            <text:p>0</text:p>
          </table:table-cell>
          <table:table-cell office:value-type="string">
            <text:p><text:s/>a(RIGHT, -2)</text:p>
          </table:table-cell>
          <table:table-cell office:value-type="float" office:value="1">
            <text:p>1</text:p>
          </table:table-cell>
          <table:table-cell office:value-type="string">
            <text:p><text:s/>a(STAY , -1)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RIGHT, -1)</text:p>
          </table:table-cell>
          <table:table-cell office:value-type="float" office:value="0">
            <text:p>0</text:p>
          </table:table-cell>
          <table:table-cell office:value-type="string">
            <text:p><text:s/>a(RIGHT, -2)</text:p>
          </table:table-cell>
          <table:table-cell office:value-type="float" office:value="1">
            <text:p>1</text:p>
          </table:table-cell>
          <table:table-cell office:value-type="string">
            <text:p><text:s/>a(STAY , -1)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RIGHT, -1)</text:p>
          </table:table-cell>
          <table:table-cell office:value-type="float" office:value="1">
            <text:p>1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a(STAY , -2)</text:p>
          </table:table-cell>
          <table:table-cell office:value-type="float" office:value="0">
            <text:p>0</text:p>
          </table:table-cell>
          <table:table-cell office:value-type="string">
            <text:p><text:s/>a(RIGHT, -1)</text:p>
          </table:table-cell>
          <table:table-cell office:value-type="float" office:value="1">
            <text:p>1</text:p>
          </table:table-cell>
          <table:table-cell office:value-type="string">
            <text:p><text:s/>a(DOWN , -2)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a(STAY , -2)</text:p>
          </table:table-cell>
          <table:table-cell office:value-type="float" office:value="1">
            <text:p>1</text:p>
          </table:table-cell>
          <table:table-cell office:value-type="string">
            <text:p><text:s/>a(DOWN , -1)</text:p>
          </table:table-cell>
          <table:table-cell office:value-type="float" office:value="0">
            <text:p>0</text:p>
          </table:table-cell>
          <table:table-cell office:value-type="string">
            <text:p><text:s/>a(RIGHT, -1)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a(STAY , -2)</text:p>
          </table:table-cell>
          <table:table-cell office:value-type="float" office:value="1">
            <text:p>1</text:p>
          </table:table-cell>
          <table:table-cell office:value-type="string">
            <text:p><text:s/>a(DOWN , -1)</text:p>
          </table:table-cell>
          <table:table-cell office:value-type="float" office:value="0">
            <text:p>0</text:p>
          </table:table-cell>
          <table:table-cell office:value-type="string">
            <text:p><text:s/>a(RIGHT, -1)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a(STAY , -2)</text:p>
          </table:table-cell>
          <table:table-cell office:value-type="float" office:value="1">
            <text:p>1</text:p>
          </table:table-cell>
          <table:table-cell office:value-type="string">
            <text:p><text:s/>a(DOWN , -1)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1, -2)</text:p>
          </table:table-cell>
          <table:table-cell office:value-type="float" office:value="1">
            <text:p>1</text:p>
          </table:table-cell>
          <table:table-cell office:value-type="string">
            <text:p><text:s/>a(RIGHT, -2)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office:value-type="string">
            <text:p><text:s/>a(UP <text:s text:c="2"/>, -2)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1">
            <text:p>1</text:p>
          </table:table-cell>
          <table:table-cell office:value-type="string">
            <text:p><text:s/>a(DOWN , -2)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2, -2)</text:p>
          </table:table-cell>
          <table:table-cell office:value-type="float" office:value="1">
            <text:p>1</text:p>
          </table:table-cell>
          <table:table-cell office:value-type="string">
            <text:p><text:s/>a(DOWN , -2)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0">
            <text:p>0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LEFT , -2)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1">
            <text:p>1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a(LEFT , -1)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1">
            <text:p>1</text:p>
          </table:table-cell>
          <table:table-cell office:value-type="string">
            <text:p><text:s/>s( <text:s text:c="3"/>3, -1)</text:p>
          </table:table-cell>
          <table:table-cell office:value-type="float" office:value="0">
            <text:p>0</text:p>
          </table:table-cell>
          <table:table-cell office:value-type="string">
            <text:p><text:s/>a(LEFT , -1)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1">
            <text:p>1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RIGHT, -1)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0">
            <text:p>0</text:p>
          </table:table-cell>
          <table:table-cell office:value-type="string">
            <text:p><text:s/>r( <text:s text:c="3"/>1, -2)</text:p>
          </table:table-cell>
          <table:table-cell office:value-type="float" office:value="1">
            <text:p>1</text:p>
          </table:table-cell>
          <table:table-cell office:value-type="string">
            <text:p><text:s/>s( <text:s text:c="3"/>3, -1)</text:p>
          </table:table-cell>
          <table:table-cell office:value-type="float" office:value="1">
            <text:p>1</text:p>
          </table:table-cell>
          <table:table-cell office:value-type="string">
            <text:p><text:s/>a(RIGHT, -1)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1">
            <text:p>1</text:p>
          </table:table-cell>
          <table:table-cell office:value-type="string">
            <text:p><text:s/>s( <text:s text:c="3"/>2, -2)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<text:s/>r( <text:s text:c="3"/>1, -1)</text:p>
          </table:table-cell>
          <table:table-cell office:value-type="float" office:value="1">
            <text:p>1</text:p>
          </table:table-cell>
          <table:table-cell office:value-type="string">
            <text:p><text:s/>s( <text:s text:c="3"/>2, -2)</text:p>
          </table:table-cell>
          <table:table-cell office:value-type="float" office:value="1">
            <text:p>1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_3.B11:Sheet1_3.E31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1_2.C4:Sheet1_2.AD70" table:contains-header="false">
          <table:sort>
            <table:sort-by table:field-number="1" table:data-type="automatic"/>
            <table:sort-by table:field-number="3" table:data-type="automatic"/>
            <table:sort-by table:field-number="5" table:data-type="automatic"/>
            <table:sort-by table:field-number="7" table:data-type="automatic"/>
            <table:sort-by table:field-number="9" table:data-type="automatic"/>
            <table:sort-by table:field-number="11" table:data-type="automatic"/>
            <table:sort-by table:field-number="13" table:data-type="automatic"/>
            <table:sort-by table:field-number="15" table:data-type="automatic"/>
            <table:sort-by table:field-number="17" table:data-type="automatic"/>
            <table:sort-by table:field-number="19" table:data-type="automatic"/>
            <table:sort-by table:field-number="21" table:data-type="automatic"/>
            <table:sort-by table:field-number="23" table:data-type="automatic"/>
            <table:sort-by table:field-number="25" table:data-type="automatic"/>
            <table:sort-by table:field-number="2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 style:data-style-name="N2" text:time-value="0000-00-00T12:37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02:07:29</meta:creation-date>
    <dc:date>2013-09-29T13:06:57</dc:date>
    <meta:editing-duration>PT50M38S</meta:editing-duration>
    <meta:editing-cycles>18</meta:editing-cycles>
    <meta:generator>LibreOffice/4.0.3.3$Linux_X86_64 LibreOffice_project/400m0$Build-3</meta:generator>
    <meta:document-statistic meta:table-count="2" meta:cell-count="1454" meta:object-count="0"/>
  </office:meta>
</office:document-meta>
</file>